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Quotations">
      <style:text-properties officeooo:paragraph-rsid="001beca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>
      <style:paragraph-properties fo:break-before="page"/>
    </style:style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4">
      <style:text-properties officeooo:paragraph-rsid="00196f78"/>
    </style:style>
    <style:style style:name="P30" style:family="paragraph" style:parent-style-name="Text_20_body" style:list-style-name="L25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>
      <style:text-properties officeooo:rsid="00196f78" officeooo:paragraph-rsid="00196f78"/>
    </style:style>
    <style:style style:name="P35" style:family="paragraph" style:parent-style-name="Text_20_body" style:list-style-name="L26">
      <style:text-properties officeooo:rsid="00196f78" officeooo:paragraph-rsid="00196f78"/>
    </style:style>
    <style:style style:name="P36" style:family="paragraph" style:parent-style-name="Text_20_body">
      <style:paragraph-properties fo:break-before="page"/>
      <style:text-properties officeooo:rsid="001a9c60" officeooo:paragraph-rsid="001a9c60"/>
    </style:style>
    <style:style style:name="P37" style:family="paragraph" style:parent-style-name="Text_20_body">
      <style:text-properties officeooo:rsid="001a9c60" officeooo:paragraph-rsid="001a9c60"/>
    </style:style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T1" style:family="text">
      <style:text-properties officeooo:rsid="00196f78"/>
    </style:style>
    <style:style style:name="T2" style:family="text">
      <style:text-properties fo:font-weight="normal" officeooo:rsid="00196f78" style:font-weight-asian="normal" style:font-weight-complex="normal"/>
    </style:style>
    <style:style style:name="T3" style:family="text">
      <style:text-properties fo:font-weight="bold" officeooo:rsid="00196f78" style:font-weight-asian="bold" style:font-weight-complex="bold"/>
    </style:style>
    <style:style style:name="T4" style:family="text">
      <style:text-properties officeooo:rsid="001bc3dd"/>
    </style:style>
    <style:style style:name="T5" style:family="text">
      <style:text-properties officeooo:rsid="001bec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Informations obligatoires et attendues dans un portfolio BTS SIO</text:h>
      <text:h text:style-name="Heading_20_3" text:outline-level="3">1. <text:span text:style-name="Strong_20_Emphasis">Présentation de la formation</text:span></text:h>
      <text:list text:style-name="L19">
        <text:list-item>
          <text:p text:style-name="P23">Intitulé du BTS (SIO option SLAM ou SISR)<text:span text:style-name="T4">­</text:span></text:p>
        </text:list-item>
        <text:list-item>
          <text:p text:style-name="P23">Établissement, lieu, année en cours</text:p>
        </text:list-item>
        <text:list-item>
          <text:p text:style-name="P23">Objectifs du BTS (en lien avec les métiers visés)</text:p>
        </text:list-item>
        <text:list-item>
          <text:p text:style-name="P23">Présentation rapide des matières techniques et projets</text:p>
        </text:list-item>
      </text:list>
      <text:p text:style-name="Horizontal_20_Line"/>
      <text:h text:style-name="Heading_20_3" text:outline-level="3">2. <text:span text:style-name="Strong_20_Emphasis">Présentation du parcours de l’apprenant</text:span></text:h>
      <text:list text:style-name="L20">
        <text:list-item>
          <text:p text:style-name="P24">Parcours scolaire : diplômes, spécialités, options</text:p>
        </text:list-item>
        <text:list-item>
          <text:p text:style-name="P24">Expériences pro précédentes (jobs d'été, stages hors BTS)</text:p>
        </text:list-item>
        <text:list-item>
          <text:p text:style-name="P24">Objectifs professionnels à court/moyen terme</text:p>
        </text:list-item>
        <text:list-item>
          <text:p text:style-name="P24">Centres d’intérêt en lien avec le numérique</text:p>
        </text:list-item>
      </text:list>
      <text:p text:style-name="Horizontal_20_Line"/>
      <text:h text:style-name="Heading_20_3" text:outline-level="3">3. <text:span text:style-name="Strong_20_Emphasis">CV téléchargeable</text:span></text:h>
      <text:list text:style-name="L21">
        <text:list-item>
          <text:p text:style-name="P25">Format PDF</text:p>
        </text:list-item>
        <text:list-item>
          <text:p text:style-name="P25">Lien cliquable depuis le portfolio</text:p>
        </text:list-item>
      </text:list>
      <text:p text:style-name="Horizontal_20_Line"/>
      <text:h text:style-name="Heading_20_3" text:outline-level="3">4. <text:span text:style-name="Strong_20_Emphasis">Réalisations professionnelles</text:span></text:h>
      <text:h text:style-name="Heading_20_4" text:outline-level="4">a. <text:span text:style-name="Strong_20_Emphasis">Projets réalisés en formation</text:span></text:h>
      <text:list text:style-name="L22">
        <text:list-item>
          <text:p text:style-name="P26">Nom du projet</text:p>
        </text:list-item>
        <text:list-item>
          <text:p text:style-name="P26">Objectifs pédagogiques</text:p>
        </text:list-item>
        <text:list-item>
          <text:p text:style-name="P26">Technologies utilisées</text:p>
        </text:list-item>
        <text:list-item>
          <text:p text:style-name="P26">Captures d’écran, démonstrations (liens vers dépôt GitHub, vidéo démo, maquette Figma…)</text:p>
        </text:list-item>
        <text:list-item>
          <text:p text:style-name="P26">Rôle exact dans le projet</text:p>
        </text:list-item>
        <text:list-item>
          <text:p text:style-name="P26">Compétences mobilisées (liées à la grille RNCP/BTS)</text:p>
        </text:list-item>
      </text:list>
      <text:h text:style-name="Heading_20_4" text:outline-level="4">b. <text:span text:style-name="Strong_20_Emphasis">Projets réalisés en entreprise (stage ou alternance)</text:span></text:h>
      <text:list text:style-name="L23">
        <text:list-item>
          <text:p text:style-name="P27">Présentation de l’entreprise</text:p>
        </text:list-item>
        <text:list-item>
          <text:p text:style-name="P27">Contexte du projet</text:p>
        </text:list-item>
        <text:list-item>
          <text:p text:style-name="P27">Contraintes techniques, sécurité, RGPD</text:p>
        </text:list-item>
        <text:list-item>
          <text:p text:style-name="P27"><text:soft-page-break/>Résultats</text:p>
        </text:list-item>
        <text:list-item>
          <text:p text:style-name="P27">Retours (autonomie, travail en équipe, etc.)</text:p>
        </text:list-item>
      </text:list>
      <text:p text:style-name="Quotations"><text:span text:style-name="Emphasis">⚠️ Attention à l’anonymisation des données si projets réels (clients, utilisateurs).</text:span></text:p>
      <text:p text:style-name="Quotations"><text:span text:style-name="Emphasis"/></text:p>
      <text:p text:style-name="P3"><text:span text:style-name="Emphasis"><text:span text:style-name="T5">4bis → Projets (clients lourds et légers)</text:span></text:span></text:p>
      <text:p text:style-name="Horizontal_20_Line"/>
      <text:h text:style-name="Heading_20_3" text:outline-level="3">5. <text:span text:style-name="Strong_20_Emphasis">Document Excel ou PDF téléchargeable : compétences &amp; réalisations</text:span></text:h>
      <text:list text:style-name="L24">
        <text:list-item>
          <text:p text:style-name="P28"><text:span text:style-name="Strong_20_Emphasis">Tableau synthétique</text:span> <text:span text:style-name="T1">telechargeable en ligne en annexe du BTS</text:span> :</text:p>
          <text:list>
            <text:list-item>
              <text:p text:style-name="P28">Compétences du BTS (issu du référentiel RNCP)</text:p>
            </text:list-item>
          </text:list>
        </text:list-item>
        <text:list-item>
          <text:p text:style-name="P29"><text:span text:style-name="Strong_20_Emphasis"><text:span text:style-name="T1">Rapports de stage</text:span></text:span><text:span text:style-name="Strong_20_Emphasis"><text:span text:style-name="T2"> ou </text:span></text:span><text:span text:style-name="Strong_20_Emphasis"><text:span text:style-name="T3">synthèse d’une action en entreprise</text:span></text:span><text:span text:style-name="Strong_20_Emphasis"><text:span text:style-name="T2">, si besoin. </text:span></text:span></text:p>
        </text:list-item>
      </text:list>
      <text:p text:style-name="Horizontal_20_Line"/>
      <text:h text:style-name="Heading_20_3" text:outline-level="3">6. <text:span text:style-name="Strong_20_Emphasis">Veille technologique</text:span></text:h>
      <text:list text:style-name="L25">
        <text:list-item>
          <text:p text:style-name="P30">Sujet(s) de veille (1 à 3 max) avec justification du choix</text:p>
        </text:list-item>
        <text:list-item>
          <text:p text:style-name="P30">Sources utilisées (blogs, podcasts, chaînes YT, newsletters, etc.)</text:p>
        </text:list-item>
        <text:list-item>
          <text:p text:style-name="P30">Outils de veille (Feedly, Google Alertes, Inoreader…)</text:p>
        </text:list-item>
        <text:list-item>
          <text:p text:style-name="P30">Fiche synthèse ou article de blog personnel</text:p>
        </text:list-item>
      </text:list>
      <text:p text:style-name="P34">=&gt; On doit pouvoir comprendre la stratégie de veille technologie mise en place : veille automatique, veille avant début d’un projet, etc. </text:p>
      <text:p text:style-name="Horizontal_20_Line"/>
      <text:h text:style-name="Heading_20_2" text:outline-level="2">🔁 Éléments complémentaires (fortement conseillés)</text:h>
      <text:h text:style-name="Heading_20_3" text:outline-level="3">7.<text:span text:style-name="Strong_20_Emphasis"> </text:span><text:span text:style-name="Strong_20_Emphasis"><text:span text:style-name="T1">Storytelling</text:span></text:span></text:h>
      <text:list text:style-name="L26">
        <text:list-item>
          <text:p text:style-name="P35">Un peu comme une lettre de motivation mais en moins formel : on doit comprendre quel professionnel vous êtes. Ce storytelling peut se faire au travers du portfolio. </text:p>
        </text:list-item>
      </text:list>
      <text:p text:style-name="Horizontal_20_Line"/>
      <text:h text:style-name="Heading_20_3" text:outline-level="3">8. <text:span text:style-name="Strong_20_Emphasis">Références ou avis</text:span></text:h>
      <text:list text:style-name="L27">
        <text:list-item>
          <text:p text:style-name="P31">Témoignages de formateurs, tuteurs de stage, camarades</text:p>
        </text:list-item>
        <text:list-item>
          <text:p text:style-name="P31">Commentaires anonymisés d’évaluations</text:p>
        </text:list-item>
        <text:list-item>
          <text:p text:style-name="P31">Validation de compétences ou badges (ex : Open Badge, Pix…)</text:p>
        </text:list-item>
      </text:list>
      <text:p text:style-name="Horizontal_20_Line"/>
      <text:h text:style-name="Heading_20_3" text:outline-level="3"><text:soft-page-break/>9. <text:span text:style-name="Strong_20_Emphasis">Certifications ou formations annexes</text:span></text:h>
      <text:list text:style-name="L28">
        <text:list-item>
          <text:p text:style-name="P32">PIX, Cisco, OpenClassrooms, MOOC…</text:p>
        </text:list-item>
      </text:list>
      <text:p text:style-name="Horizontal_20_Line"/>
      <text:h text:style-name="Heading_20_3" text:outline-level="3">10. <text:span text:style-name="Strong_20_Emphasis">Contact</text:span></text:h>
      <text:list text:style-name="L29">
        <text:list-item>
          <text:p text:style-name="P33">Formulaire ou mail direct</text:p>
        </text:list-item>
        <text:list-item>
          <text:p text:style-name="P33">Liens vers LinkedIn, GitHub, Behance, etc.</text:p>
        </text:list-item>
        <text:list-item>
          <text:p text:style-name="P33">QR Code vers le portfolio s’il est imprimé</text:p>
        </text:list-item>
      </text:list>
      <text:h text:style-name="P1" text:outline-level="1">🧠 Fiche méthode – Construire son <text:span text:style-name="Strong_20_Emphasis">storytelling</text:span> dans un portfolio BTS SIO</text:h>
      <text:p text:style-name="Quotations">🎯 <text:span text:style-name="Strong_20_Emphasis">Objectif :</text:span> donner envie de travailler avec toi. Le storytelling est une narration cohérente de ton parcours, de tes compétences et de tes projets. Il doit faire comprendre <text:span text:style-name="Strong_20_Emphasis">qui tu es comme professionnel·le</text:span>, <text:span text:style-name="Strong_20_Emphasis">où tu vas</text:span>, et <text:span text:style-name="Strong_20_Emphasis">ce qui te rend unique</text:span>.</text:p>
      <text:p text:style-name="Horizontal_20_Line"/>
      <text:h text:style-name="Heading_20_2" text:outline-level="2">🪞 1. Qui suis-je ?</text:h>
      <text:list text:style-name="L37">
        <text:list-item>
          <text:p text:style-name="P38">Qu’est-ce qui m’a amené à choisir l’informatique ?</text:p>
        </text:list-item>
        <text:list-item>
          <text:p text:style-name="P38">Quel a été le déclic ou l’événement marquant (une rencontre, un projet perso, un jeu, un problème résolu, une panne réparée…) ?</text:p>
        </text:list-item>
        <text:list-item>
          <text:p text:style-name="P38">Quelle est ma personnalité au travail ? (curieux·se, rigoureux·se, persévérant·e, créatif·ve, etc.)</text:p>
        </text:list-item>
        <text:list-item>
          <text:p text:style-name="P38">Ai-je une devise ou une manière de penser qui me guide dans mes projets ?</text:p>
        </text:list-item>
      </text:list>
      <text:p text:style-name="Quotations">💡 <text:span text:style-name="Emphasis">Exemple : "J’ai toujours aimé comprendre comment les choses fonctionnent. Le jour où j’ai réussi à faire dialoguer une base MySQL avec un formulaire PHP, j’ai su que j’étais au bon endroit."</text:span></text:p>
      <text:p text:style-name="Horizontal_20_Line"/>
      <text:h text:style-name="Heading_20_2" text:outline-level="2">🧩 2. Mon parcours</text:h>
      <text:list text:style-name="L38">
        <text:list-item>
          <text:p text:style-name="P39">Quels sont les choix de formation que j’ai faits ? Pourquoi ?</text:p>
        </text:list-item>
        <text:list-item>
          <text:p text:style-name="P39">Ai-je changé de voie ? (Si oui, expliquer avec honnêteté et sens)</text:p>
        </text:list-item>
        <text:list-item>
          <text:p text:style-name="P39">Quelles sont les expériences qui m’ont le plus appris (en stage, en job, en formation) ?</text:p>
        </text:list-item>
        <text:list-item>
          <text:p text:style-name="P39">Quels obstacles ai-je rencontrés et surmontés ?</text:p>
        </text:list-item>
      </text:list>
      <text:p text:style-name="Quotations">💡 <text:span text:style-name="Emphasis">Exemple : "Avant d’entrer en BTS SIO, j’ai suivi une filière générale. J’ai découvert le code un peu tard, mais ça a été une révélation. J’ai depuis travaillé dur pour rattraper mon retard, et aujourd’hui je suis fier·ère de coder en autonomie des applications concrètes."</text:span></text:p>
      <text:p text:style-name="Horizontal_20_Line"/>
      <text:h text:style-name="Heading_20_2" text:outline-level="2">💼 3. Ce que je sais faire</text:h>
      <text:list text:style-name="L39">
        <text:list-item>
          <text:p text:style-name="P40">Quelles sont mes compétences techniques principales ? (développement, réseau, sécurité, gestion projet…)</text:p>
        </text:list-item>
        <text:list-item>
          <text:p text:style-name="P40">Quelles sont mes soft skills ? (autonomie, communication, travail en équipe, résolution de problème…)</text:p>
        </text:list-item>
        <text:list-item>
          <text:p text:style-name="P40"><text:soft-page-break/>Ai-je déjà rendu service ou pris une initiative technique dans un cadre non scolaire ?</text:p>
        </text:list-item>
        <text:list-item>
          <text:p text:style-name="P40">Quelles technologies j’aime particulièrement utiliser ? Pourquoi ?</text:p>
        </text:list-item>
      </text:list>
      <text:p text:style-name="Quotations">💡 <text:span text:style-name="Emphasis">Exemple : "Ce que je préfère, c’est transformer une idée en interface. J’aime voir une maquette prendre vie avec HTML, CSS et JavaScript, et ajouter de la logique avec Laravel ou React."</text:span></text:p>
      <text:p text:style-name="Horizontal_20_Line"/>
      <text:h text:style-name="Heading_20_2" text:outline-level="2">🚀 4. Mes projets préférés</text:h>
      <text:list text:style-name="L40">
        <text:list-item>
          <text:p text:style-name="P41">Quel projet me représente le mieux ?</text:p>
        </text:list-item>
        <text:list-item>
          <text:p text:style-name="P41">Dans quel projet me suis-je le plus investi ?</text:p>
        </text:list-item>
        <text:list-item>
          <text:p text:style-name="P41">Lequel m’a le plus appris ? Pourquoi ?</text:p>
        </text:list-item>
        <text:list-item>
          <text:p text:style-name="P41">Ai-je travaillé en équipe ? Ai-je eu des responsabilités ?</text:p>
        </text:list-item>
        <text:list-item>
          <text:p text:style-name="P41">Quelles difficultés ai-je surmontées ? Quelles solutions ai-je apportées ?</text:p>
        </text:list-item>
      </text:list>
      <text:p text:style-name="Quotations">💡 <text:span text:style-name="Emphasis">Exemple : "Pendant mon stage, j’ai automatisé la génération de documents pour les ressources humaines. C’était ma première fois avec Python, j’ai passé des nuits à lire la doc et tester. Le résultat : 2h gagnées par semaine pour l’équipe."</text:span></text:p>
      <text:p text:style-name="Horizontal_20_Line"/>
      <text:h text:style-name="Heading_20_2" text:outline-level="2">🎯 5. Mes objectifs</text:h>
      <text:list text:style-name="L41">
        <text:list-item>
          <text:p text:style-name="P42">À quoi j’aspire à la fin de ma formation ? (alternance, poursuite d’étude, emploi ?)</text:p>
        </text:list-item>
        <text:list-item>
          <text:p text:style-name="P42">Dans quel domaine j’aimerais travailler à long terme ? (développement web, cybersécurité, cloud, etc.)</text:p>
        </text:list-item>
        <text:list-item>
          <text:p text:style-name="P42">Quels environnements me conviennent le mieux ? (start-up, ESN, grande entreprise, freelance…)</text:p>
        </text:list-item>
        <text:list-item>
          <text:p text:style-name="P42">Qu’ai-je envie de continuer à apprendre ?</text:p>
        </text:list-item>
      </text:list>
      <text:p text:style-name="Quotations">💡 <text:span text:style-name="Emphasis">Exemple : "Mon objectif est de devenir développeur fullstack. J’ai commencé à explorer React et Node.js en autonomie, et j’espère trouver une alternance où je pourrai progresser sur ces techno."</text:span></text:p>
      <text:p text:style-name="Horizontal_20_Line"/>
      <text:h text:style-name="Heading_20_2" text:outline-level="2">✍️ 6. Forme libre : comment intégrer ce storytelling dans le portfolio ?</text:h>
      <text:list text:style-name="L42">
        <text:list-item>
          <text:p text:style-name="P43">En <text:span text:style-name="Strong_20_Emphasis">page d’accueil</text:span>, sous forme de paragraphe narratif ou de frise chronologique</text:p>
        </text:list-item>
        <text:list-item>
          <text:p text:style-name="P43">En <text:span text:style-name="Strong_20_Emphasis">section “À propos”</text:span>, plus détaillée</text:p>
        </text:list-item>
        <text:list-item>
          <text:p text:style-name="P43">Par <text:span text:style-name="Strong_20_Emphasis">petites touches</text:span> dans chaque projet présenté (liens entre le vécu, les compétences et les motivations)</text:p>
        </text:list-item>
        <text:list-item>
          <text:p text:style-name="P43"><text:soft-page-break/>Dans une <text:span text:style-name="Strong_20_Emphasis">vidéo de présentation</text:span> (si à l’aise) ou une <text:span text:style-name="Strong_20_Emphasis">infographie</text:span> sur Notion / Canva</text:p>
        </text:list-item>
      </text:list>
      <text:p text:style-name="Horizontal_20_Line"/>
      <text:h text:style-name="Heading_20_2" text:outline-level="2">📌 Tips pour un bon storytelling</text:h>
      <text:p text:style-name="Text_20_body">✅ Éviter les phrases creuses (“je suis motivé”) → <text:span text:style-name="Strong_20_Emphasis">montrer, raconter, illustrer</text:span><text:line-break/>✅ Rester sincère, humain, accessible<text:line-break/>✅ Éviter le jargon si on ne le maîtrise pas<text:line-break/>✅ Montrer une progression : <text:span text:style-name="Strong_20_Emphasis">“je pars de là → j’arrive là → voici où je veux aller”</text:span><text:line-break/>✅ Adapter le ton au support : <text:span text:style-name="Strong_20_Emphasis">plus chaleureux que le CV, mais toujours pro</text:span></text:p>
      <text:p text:style-name="Text_20_body"/>
      <text:p text:style-name="P22"/>
      <text:h text:style-name="Heading_20_2" text:outline-level="2">🎓 Fiche d’analyse d’une activité en formation</text:h>
      <text:p text:style-name="Text_20_body"><text:span text:style-name="Strong_20_Emphasis">Objectif : identifier les points marquants d’un projet ou TP pour le valoriser dans le portfolio</text:span></text:p>
      <text:p text:style-name="Horizontal_20_Line"/>
      <text:h text:style-name="Heading_20_3" text:outline-level="3">🏷️ 1. <text:span text:style-name="Strong_20_Emphasis">Nom de l’activité</text:span></text:h>
      <text:list text:style-name="L1">
        <text:list-item>
          <text:p text:style-name="P4">Quel est le titre du TP, du projet ou de l’exercice ?</text:p>
        </text:list-item>
        <text:list-item>
          <text:p text:style-name="P4">Peut-on le reformuler pour le rendre plus clair ou plus professionnel ?</text:p>
        </text:list-item>
      </text:list>
      <text:p text:style-name="Quotations"><text:span text:style-name="Emphasis">💡 Exemple : “Développement d’un système CRUD en PHP” ou “Installation d’un contrôleur de domaine sous Windows Server”</text:span></text:p>
      <text:p text:style-name="Horizontal_20_Line"/>
      <text:h text:style-name="Heading_20_3" text:outline-level="3">🧭 2. <text:span text:style-name="Strong_20_Emphasis">Contexte de l’activité</text:span></text:h>
      <text:list text:style-name="L2">
        <text:list-item>
          <text:p text:style-name="P5">Dans quelle matière cette activité a-t-elle été réalisée ?</text:p>
        </text:list-item>
        <text:list-item>
          <text:p text:style-name="P5">Était-ce un TP, un projet de groupe, une SAE, un atelier… ?</text:p>
        </text:list-item>
        <text:list-item>
          <text:p text:style-name="P5">Sur combien de séances ou de semaines s’est-elle déroulée ?</text:p>
        </text:list-item>
        <text:list-item>
          <text:p text:style-name="P5">Quelle était la consigne donnée par l’enseignant ?</text:p>
        </text:list-item>
      </text:list>
      <text:p text:style-name="Horizontal_20_Line"/>
      <text:h text:style-name="Heading_20_3" text:outline-level="3">🤝 3. <text:span text:style-name="Strong_20_Emphasis">Travail en autonomie ou en groupe</text:span></text:h>
      <text:list text:style-name="L3">
        <text:list-item>
          <text:p text:style-name="P6">As-tu travaillé seul, en binôme ou en groupe ?</text:p>
        </text:list-item>
        <text:list-item>
          <text:p text:style-name="P6">Quel était ton rôle dans le groupe ?</text:p>
        </text:list-item>
        <text:list-item>
          <text:p text:style-name="P6">Comment avez-vous collaboré (partage des tâches, outils, méthode agile…) ?</text:p>
        </text:list-item>
      </text:list>
      <text:p text:style-name="Horizontal_20_Line"/>
      <text:h text:style-name="Heading_20_3" text:outline-level="3">🎯 4. <text:span text:style-name="Strong_20_Emphasis">Objectifs pédagogiques</text:span></text:h>
      <text:list text:style-name="L4">
        <text:list-item>
          <text:p text:style-name="P7">Quelles compétences l’activité visait-elle à faire travailler ?</text:p>
        </text:list-item>
        <text:list-item>
          <text:p text:style-name="P7">Était-ce une activité d’approfondissement, d’évaluation ou de découverte ?</text:p>
        </text:list-item>
        <text:list-item>
          <text:p text:style-name="P7">Quels étaient les attendus précis (rendu, fonctionnalité, performance, sécurité…) ?</text:p>
        </text:list-item>
      </text:list>
      <text:p text:style-name="Horizontal_20_Line"/>
      <text:h text:style-name="Heading_20_3" text:outline-level="3">🛠️ 5. <text:span text:style-name="Strong_20_Emphasis">Tâches réalisées</text:span></text:h>
      <text:list text:style-name="L5">
        <text:list-item>
          <text:p text:style-name="P8">Quelles étapes as-tu suivies pour réaliser cette activité ?</text:p>
        </text:list-item>
        <text:list-item>
          <text:p text:style-name="P8">Quels outils, langages ou frameworks as-tu utilisés ?</text:p>
        </text:list-item>
        <text:list-item>
          <text:p text:style-name="P8">Y avait-il une configuration à faire (VM, serveur, réseau, BDD…) ?</text:p>
        </text:list-item>
        <text:list-item>
          <text:p text:style-name="P8"><text:soft-page-break/>As-tu produit de la documentation, une démonstration, un livrable ?</text:p>
        </text:list-item>
      </text:list>
      <text:p text:style-name="Horizontal_20_Line"/>
      <text:h text:style-name="Heading_20_3" text:outline-level="3">📌 6. <text:span text:style-name="Strong_20_Emphasis">Compétences mises en œuvre</text:span></text:h>
      <text:list text:style-name="L6">
        <text:list-item>
          <text:p text:style-name="P9">Quelles compétences techniques du BTS as-tu mobilisées ?</text:p>
        </text:list-item>
        <text:list-item>
          <text:p text:style-name="P9">As-tu utilisé des compétences transversales (organisation, autonomie, communication…) ?</text:p>
        </text:list-item>
        <text:list-item>
          <text:p text:style-name="P9">As-tu réinvesti des savoirs vus dans d'autres matières ?</text:p>
        </text:list-item>
      </text:list>
      <text:p text:style-name="Horizontal_20_Line"/>
      <text:h text:style-name="Heading_20_3" text:outline-level="3">📊 7. <text:span text:style-name="Strong_20_Emphasis">Modalités d’évaluation</text:span></text:h>
      <text:list text:style-name="L7">
        <text:list-item>
          <text:p text:style-name="P10">L’activité était-elle notée ? Auto-évaluée ? Présentée à l’oral ?</text:p>
        </text:list-item>
        <text:list-item>
          <text:p text:style-name="P10">As-tu eu un retour du formateur ? Une correction ?</text:p>
        </text:list-item>
        <text:list-item>
          <text:p text:style-name="P10">Y a-t-il eu une soutenance, une démonstration, un pitch ?</text:p>
        </text:list-item>
      </text:list>
      <text:p text:style-name="Horizontal_20_Line"/>
      <text:h text:style-name="Heading_20_3" text:outline-level="3">📎 8. <text:span text:style-name="Strong_20_Emphasis">Résultats obtenus</text:span></text:h>
      <text:list text:style-name="L8">
        <text:list-item>
          <text:p text:style-name="P11">As-tu réussi à atteindre les objectifs de l’activité ?</text:p>
        </text:list-item>
        <text:list-item>
          <text:p text:style-name="P11">As-tu terminé toutes les fonctionnalités ? As-tu été au-delà ?</text:p>
        </text:list-item>
        <text:list-item>
          <text:p text:style-name="P11">Quelle partie de ton travail as-tu trouvé la plus satisfaisante ou valorisable ?</text:p>
        </text:list-item>
      </text:list>
      <text:p text:style-name="Horizontal_20_Line"/>
      <text:h text:style-name="Heading_20_3" text:outline-level="3">🧠 9. <text:span text:style-name="Strong_20_Emphasis">Retour d’expérience et apprentissages</text:span></text:h>
      <text:list text:style-name="L9">
        <text:list-item>
          <text:p text:style-name="P12">Qu’as-tu appris de cette activité (sur le plan technique ou humain) ?</text:p>
        </text:list-item>
        <text:list-item>
          <text:p text:style-name="P12">Qu’est-ce qui t’a semblé difficile ? Facile ? Passionnant ?</text:p>
        </text:list-item>
        <text:list-item>
          <text:p text:style-name="P12">T’a-t-elle donné envie de creuser un sujet, de faire un projet personnel, etc. ?</text:p>
        </text:list-item>
      </text:list>
      <text:p text:style-name="Horizontal_20_Line"/>
      <text:h text:style-name="Heading_20_3" text:outline-level="3">💬 Variante à ajouter pour la réflexion :</text:h>
      <text:p text:style-name="Quotations"><text:span text:style-name="Emphasis">Et si tu devais expliquer cette activité à un recruteur ou à un tuteur de stage, que dirais-tu en 30 secondes ?</text:span></text:p>
      <text:p text:style-name="Horizontal_20_Line"/>
      <text:p text:style-name="Text_20_body">Souhaites-tu que je prépare une <text:span text:style-name="Strong_20_Emphasis">version imprimable ou interactive</text:span> de cette fiche, avec des zones à remplir ? On peut aussi en faire une <text:span text:style-name="Strong_20_Emphasis">fiche pédagogique à distribuer</text:span> aux apprenants avec une <text:span text:style-name="Strong_20_Emphasis">exemplification d'une activité type</text:span> (par exemple un TP PHP ou un mini-projet réseau).</text:p>
      <text:p text:style-name="Standard"/>
      <text:h text:style-name="P2" text:outline-level="2">🧩 Fiche d’analyse d’une réalisation professionnelle</text:h>
      <text:p text:style-name="Text_20_body"><text:span text:style-name="Strong_20_Emphasis">Objectif : identifier les éléments clés pour rédiger une fiche claire, pertinente et valorisante</text:span></text:p>
      <text:p text:style-name="Horizontal_20_Line"/>
      <text:h text:style-name="Heading_20_3" text:outline-level="3">🏷️ 1. <text:span text:style-name="Strong_20_Emphasis">Nom de l’activité</text:span></text:h>
      <text:list text:style-name="L10">
        <text:list-item>
          <text:p text:style-name="P13">Comment pourrais-tu nommer cette activité de façon claire et professionnelle ?</text:p>
        </text:list-item>
        <text:list-item>
          <text:p text:style-name="P13">Existe-t-il un intitulé utilisé dans l’entreprise ou par le tuteur ?</text:p>
        </text:list-item>
      </text:list>
      <text:p text:style-name="Quotations"><text:span text:style-name="Emphasis">💡 Exemple : “Développement d’une interface de gestion des utilisateurs” ou “Mise en place d’un serveur de sauvegarde automatisé”</text:span></text:p>
      <text:p text:style-name="Horizontal_20_Line"/>
      <text:h text:style-name="Heading_20_3" text:outline-level="3">🧭 2. <text:span text:style-name="Strong_20_Emphasis">Contexte</text:span></text:h>
      <text:list text:style-name="L11">
        <text:list-item>
          <text:p text:style-name="P14">Dans quel cadre cette activité a-t-elle été réalisée ? (stage, alternance, TP encadré…)</text:p>
        </text:list-item>
        <text:list-item>
          <text:p text:style-name="P14">Quelle est la nature de l’entreprise ou du client concerné ?</text:p>
        </text:list-item>
        <text:list-item>
          <text:p text:style-name="P14">À quel besoin ou à quelle problématique répondait cette activité ?</text:p>
        </text:list-item>
        <text:list-item>
          <text:p text:style-name="P14">Combien de temps a duré cette activité ?</text:p>
        </text:list-item>
        <text:list-item>
          <text:p text:style-name="P14">Quel était ton niveau au début de l’activité ? (découverte, débutant, à l’aise…)</text:p>
        </text:list-item>
      </text:list>
      <text:p text:style-name="Horizontal_20_Line"/>
      <text:h text:style-name="Heading_20_3" text:outline-level="3">🤝 3. <text:span text:style-name="Strong_20_Emphasis">Travail en équipe</text:span></text:h>
      <text:list text:style-name="L12">
        <text:list-item>
          <text:p text:style-name="P15">As-tu travaillé seul ou avec d’autres personnes ?</text:p>
        </text:list-item>
        <text:list-item>
          <text:p text:style-name="P15">Qui t’a accompagné (tuteur, chef de projet, autre développeur…) ?</text:p>
        </text:list-item>
        <text:list-item>
          <text:p text:style-name="P15">Quelle était ta place dans l’équipe ?</text:p>
        </text:list-item>
        <text:list-item>
          <text:p text:style-name="P15">Comment se faisait la communication et la coordination (outils, réunions…) ?</text:p>
        </text:list-item>
      </text:list>
      <text:p text:style-name="Horizontal_20_Line"/>
      <text:h text:style-name="Heading_20_3" text:outline-level="3">🎯 4. <text:span text:style-name="Strong_20_Emphasis">Enjeux et objectifs</text:span></text:h>
      <text:list text:style-name="L13">
        <text:list-item>
          <text:p text:style-name="P16">Quel était le but principal du projet ?</text:p>
        </text:list-item>
        <text:list-item>
          <text:p text:style-name="P16">Y avait-il des objectifs secondaires ? (sécurité, performance, expérience utilisateur…)</text:p>
        </text:list-item>
        <text:list-item>
          <text:p text:style-name="P16">Quelle était la priorité pour l’entreprise ou le client ?</text:p>
        </text:list-item>
        <text:list-item>
          <text:p text:style-name="P16">Quels étaient les livrables attendus ?</text:p>
        </text:list-item>
      </text:list>
      <text:p text:style-name="Horizontal_20_Line"/>
      <text:h text:style-name="Heading_20_3" text:outline-level="3">🛠️ 5. <text:span text:style-name="Strong_20_Emphasis">Tâches réalisées</text:span></text:h>
      <text:list text:style-name="L14">
        <text:list-item>
          <text:p text:style-name="P17">Quelles ont été les étapes concrètes de ton travail ?</text:p>
        </text:list-item>
        <text:list-item>
          <text:p text:style-name="P17"><text:soft-page-break/>Quelles technologies ou outils as-tu utilisés ?</text:p>
        </text:list-item>
        <text:list-item>
          <text:p text:style-name="P17">As-tu eu à lire, adapter ou créer du code ? des requêtes ? des scripts ?</text:p>
        </text:list-item>
        <text:list-item>
          <text:p text:style-name="P17">As-tu documenté ton travail ? rédigé des tickets ? mis à jour un wiki ?</text:p>
        </text:list-item>
      </text:list>
      <text:p text:style-name="Horizontal_20_Line"/>
      <text:h text:style-name="Heading_20_3" text:outline-level="3">📌 6. <text:span text:style-name="Strong_20_Emphasis">Compétences mobilisées</text:span></text:h>
      <text:list text:style-name="L15">
        <text:list-item>
          <text:p text:style-name="P18">Quelles compétences du BTS cette activité mobilise-t-elle ? (réfère-toi au référentiel)</text:p>
        </text:list-item>
        <text:list-item>
          <text:p text:style-name="P18">Qu’as-tu appris de nouveau en réalisant cette activité ?</text:p>
        </text:list-item>
        <text:list-item>
          <text:p text:style-name="P18">As-tu progressé sur des compétences humaines (autonomie, rigueur, communication…) ?</text:p>
        </text:list-item>
      </text:list>
      <text:p text:style-name="Horizontal_20_Line"/>
      <text:h text:style-name="Heading_20_3" text:outline-level="3">📊 7. <text:span text:style-name="Strong_20_Emphasis">Modalités d’évaluation ou de validation</text:span></text:h>
      <text:list text:style-name="L16">
        <text:list-item>
          <text:p text:style-name="P19">Comment a-t-on vérifié que ton travail répondait aux attentes ?</text:p>
        </text:list-item>
        <text:list-item>
          <text:p text:style-name="P19">Y a-t-il eu des tests utilisateurs, de recette, de performance ?</text:p>
        </text:list-item>
        <text:list-item>
          <text:p text:style-name="P19">As-tu eu un retour de ton tuteur ou de l’utilisateur final ?</text:p>
        </text:list-item>
        <text:list-item>
          <text:p text:style-name="P19">As-tu obtenu un livrable, une validation, ou une mise en production ?</text:p>
        </text:list-item>
      </text:list>
      <text:p text:style-name="Horizontal_20_Line"/>
      <text:h text:style-name="Heading_20_3" text:outline-level="3">📎 8. <text:span text:style-name="Strong_20_Emphasis">Résultats et impacts</text:span></text:h>
      <text:list text:style-name="L17">
        <text:list-item>
          <text:p text:style-name="P20">Qu’est-ce que ton travail a concrètement apporté ?</text:p>
        </text:list-item>
        <text:list-item>
          <text:p text:style-name="P20">A-t-il été utilisé, mis en ligne, intégré dans un projet réel ?</text:p>
        </text:list-item>
        <text:list-item>
          <text:p text:style-name="P20">A-t-il permis un gain de temps, une meilleure sécurité, une meilleure compréhension ?</text:p>
        </text:list-item>
      </text:list>
      <text:p text:style-name="Horizontal_20_Line"/>
      <text:h text:style-name="Heading_20_3" text:outline-level="3">🧠 9. <text:span text:style-name="Strong_20_Emphasis">Analyse critique et pistes d’amélioration</text:span></text:h>
      <text:list text:style-name="L18">
        <text:list-item>
          <text:p text:style-name="P21">Avec le recul, qu’aurais-tu pu faire différemment ?</text:p>
        </text:list-item>
        <text:list-item>
          <text:p text:style-name="P21">Qu’as-tu trouvé difficile ou formateur ?</text:p>
        </text:list-item>
        <text:list-item>
          <text:p text:style-name="P21">Cette expérience t’a-t-elle donné envie d’approfondir un sujet ?</text:p>
        </text:list-item>
      </text:list>
      <text:p text:style-name="P36">Qu’est-ce qui vous plait dans le reseau / le dev ? </text:p>
      <text:p text:style-name="P37">A quel moment vous êtes fier de vous ? </text:p>
      <text:p text:style-name="P37">Donner un exemple de professionnel / de réalisation / d’entreprise qui vous fait réver : pourquoi ?</text:p>
      <text:p text:style-name="P37"/>
      <text:p text:style-name="P37">Demander a ses amis / familles pourquoi ils vous voient dans ce métier. Les qualités qui vous permettent de réussir dedan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9:04:32.780398878</meta:creation-date>
    <dc:date>2025-06-30T13:45:32.513306484</dc:date>
    <meta:editing-duration>PT3H22M2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1" meta:paragraph-count="184" meta:word-count="2019" meta:character-count="11808" meta:non-whitespace-character-count="10088"/>
  </office:meta>
</office:document-meta>
</file>